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fo:color="#ff0000" fo:font-weight="bold" style:font-weight-asian="bold" style:font-weight-complex="bold"/>
    </style:style>
    <style:style style:name="ce4" style:family="table-cell" style:parent-style-name="Default" style:data-style-name="N1">
      <style:text-properties style:use-window-font-color="true"/>
    </style:style>
    <style:style style:name="ce5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7"/>
    <style:style style:name="ce7" style:family="table-cell" style:parent-style-name="Default" style:data-style-name="N117">
      <style:text-properties fo:color="#ff0000" fo:font-weight="bold" style:font-weight-asian="bold" style:font-weight-complex="bold"/>
    </style:style>
    <style:style style:name="ce8" style:family="table-cell" style:parent-style-name="Default" style:data-style-name="N117">
      <style:text-properties style:use-window-font-color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17"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vel" table:style-name="ta1" table:print="false">
        <table:table-column table:style-name="co1" table:default-cell-style-name="ce2"/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>
            <text:p>motor</text:p>
          </table:table-cell>
          <table:table-cell table:style-name="ce5" office:value-type="string">
            <text:p>v_for</text:p>
          </table:table-cell>
          <table:table-cell table:style-name="ce5" office:value-type="string">
            <text:p>v_ang</text:p>
          </table:table-cell>
          <table:table-cell table:style-name="ce5" office:value-type="string">
            <text:p>ratio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01900526316">
            <text:p>0.020</text:p>
          </table:table-cell>
          <table:table-cell office:value-type="float" office:value="0.0297411052632">
            <text:p>0.030</text:p>
          </table:table-cell>
          <table:table-cell table:formula="of:=[.B2]/[.C2]" office:value-type="float" office:value="0.678860198803104">
            <text:p>0.67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24568868421">
            <text:p>0.125</text:p>
          </table:table-cell>
          <table:table-cell office:value-type="float" office:value="0.0993955526316">
            <text:p>0.099</text:p>
          </table:table-cell>
          <table:table-cell table:formula="of:=[.B3]/[.C3]" office:value-type="float" office:value="1.25326400551041">
            <text:p>1.253</text:p>
          </table:table-cell>
          <table:table-cell/>
          <table:table-cell>
            <draw:frame table:end-cell-address="vel.O33" table:end-x="0.3689in" table:end-y="0.1787in" draw:z-index="0" draw:style-name="gr1" svg:width="7.9906in" svg:height="6.0819in" svg:x="0.3795in" svg:y="0.0327in">
              <draw:object draw:notify-on-update-of-ranges="vel.A2:vel.A15 vel.B1:vel.B1 vel.B2:vel.B15 vel.A2:vel.A15 vel.C1:vel.C1 vel.C2:vel.C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80718184211">
            <text:p>0.381</text:p>
          </table:table-cell>
          <table:table-cell office:value-type="float" office:value="0.262308763158">
            <text:p>0.262</text:p>
          </table:table-cell>
          <table:table-cell table:formula="of:=[.B4]/[.C4]" office:value-type="float" office:value="1.45141237230293">
            <text:p>1.45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595857236842">
            <text:p>0.596</text:p>
          </table:table-cell>
          <table:table-cell office:value-type="float" office:value="0.425410578947">
            <text:p>0.425</text:p>
          </table:table-cell>
          <table:table-cell table:formula="of:=[.B5]/[.C5]" office:value-type="float" office:value="1.40066389114464">
            <text:p>1.401</text:p>
          </table:table-cell>
          <table:table-cell table:number-columns-repeated="2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7" office:value-type="float" office:value="0.736474763158">
            <text:p>0.736</text:p>
          </table:table-cell>
          <table:table-cell table:style-name="ce7" office:value-type="float" office:value="0.810120684211">
            <text:p>0.810</text:p>
          </table:table-cell>
          <table:table-cell table:style-name="ce7" table:formula="of:=[.B6]/[.C6]" office:value-type="float" office:value="0.909092654355905">
            <text:p>0.90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26562970588">
            <text:p>0.927</text:p>
          </table:table-cell>
          <table:table-cell office:value-type="float" office:value="0.670004473684">
            <text:p>0.670</text:p>
          </table:table-cell>
          <table:table-cell table:formula="of:=[.B7]/[.C7]" office:value-type="float" office:value="1.38292057289307">
            <text:p>1.38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.11260889655">
            <text:p>1.113</text:p>
          </table:table-cell>
          <table:table-cell office:value-type="float" office:value="0.878472783784">
            <text:p>0.878</text:p>
          </table:table-cell>
          <table:table-cell table:formula="of:=[.B8]/[.C8]" office:value-type="float" office:value="1.2665263137208">
            <text:p>1.26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.30670532">
            <text:p>1.307</text:p>
          </table:table-cell>
          <table:table-cell office:value-type="float" office:value="1.00844754839">
            <text:p>1.008</text:p>
          </table:table-cell>
          <table:table-cell table:formula="of:=[.B9]/[.C9]" office:value-type="float" office:value="1.29575933035503">
            <text:p>1.29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49843718182">
            <text:p>1.498</text:p>
          </table:table-cell>
          <table:table-cell office:value-type="float" office:value="1.15893271429">
            <text:p>1.159</text:p>
          </table:table-cell>
          <table:table-cell table:formula="of:=[.B10]/[.C10]" office:value-type="float" office:value="1.29294579689037">
            <text:p>1.293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.66013835">
            <text:p>1.660</text:p>
          </table:table-cell>
          <table:table-cell office:value-type="float" office:value="1.2957112">
            <text:p>1.296</text:p>
          </table:table-cell>
          <table:table-cell table:formula="of:=[.B11]/[.C11]" office:value-type="float" office:value="1.28125646363171">
            <text:p>1.28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85691978947">
            <text:p>1.857</text:p>
          </table:table-cell>
          <table:table-cell office:value-type="float" office:value="1.46745704348">
            <text:p>1.467</text:p>
          </table:table-cell>
          <table:table-cell table:formula="of:=[.B12]/[.C12]" office:value-type="float" office:value="1.26539975920958">
            <text:p>1.265</text:p>
          </table:table-cell>
          <table:table-cell table:number-columns-repeated="2"/>
        </table:table-row>
        <table:table-row table:style-name="ro1">
          <table:table-cell table:style-name="ce4" office:value-type="float" office:value="110">
            <text:p>110</text:p>
          </table:table-cell>
          <table:table-cell table:style-name="ce8" office:value-type="float" office:value="2.03203966667">
            <text:p>2.032</text:p>
          </table:table-cell>
          <table:table-cell table:style-name="ce8" office:value-type="float" office:value="1.65430190476">
            <text:p>1.654</text:p>
          </table:table-cell>
          <table:table-cell table:style-name="ce8" table:formula="of:=[.B13]/[.C13]" office:value-type="float" office:value="1.22833665416398">
            <text:p>1.228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.20362735294">
            <text:p>2.204</text:p>
          </table:table-cell>
          <table:table-cell office:value-type="float" office:value="1.73786825">
            <text:p>1.738</text:p>
          </table:table-cell>
          <table:table-cell table:formula="of:=[.B14]/[.C14]" office:value-type="float" office:value="1.26800599121366">
            <text:p>1.268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.3369138125">
            <text:p>2.337</text:p>
          </table:table-cell>
          <table:table-cell office:value-type="float" office:value="1.91101515789">
            <text:p>1.911</text:p>
          </table:table-cell>
          <table:table-cell table:formula="of:=[.B15]/[.C15]" office:value-type="float" office:value="1.22286513681045">
            <text:p>1.223</text:p>
          </table:table-cell>
          <table:table-cell table:number-columns-repeated="2"/>
        </table:table-row>
        <table:table-row table:style-name="ro1" table:number-rows-repeated="65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ccel" table:style-name="ta1" table:print="false"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8" table:default-cell-style-name="Default"/>
        <table:table-row table:style-name="ro1">
          <table:table-cell table:style-name="ce9" office:value-type="string">
            <text:p>motor</text:p>
          </table:table-cell>
          <table:table-cell table:style-name="ce5" office:value-type="string">
            <text:p>a_for</text:p>
          </table:table-cell>
          <table:table-cell table:style-name="ce5" office:value-type="string">
            <text:p>a_ang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38140547436">
            <text:p>0.238</text:p>
          </table:table-cell>
          <table:table-cell office:value-type="float" office:value="0.33983802371">
            <text:p>0.34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13379834726">
            <text:p>0.713</text:p>
          </table:table-cell>
          <table:table-cell office:value-type="float" office:value="1.05494038702">
            <text:p>1.055</text:p>
          </table:table-cell>
          <table:table-cell/>
          <table:table-cell>
            <draw:frame table:end-cell-address="accel.J22" table:end-x="0.6941in" table:end-y="0.074in" draw:z-index="0" draw:style-name="gr1" svg:width="5.0634in" svg:height="3.8339in" svg:x="0.076in" svg:y="-0.0004in">
              <draw:object draw:notify-on-update-of-ranges="accel.A1:accel.A1 accel.A2:accel.A15 accel.B1:accel.B1 accel.B2:accel.B15 accel.A1:accel.A1 accel.A2:accel.A15 accel.C1:accel.C1 accel.C2:accel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accel.P22" table:end-x="0.0654in" table:end-y="0.0941in" draw:z-index="1" draw:style-name="gr1" svg:width="4.4886in" svg:height="3.7492in" svg:x="0.0217in" svg:y="0.1043in">
              <draw:object draw:notify-on-update-of-ranges="accel.A17:accel.A17 accel.A18:accel.A25 accel.B17:accel.B17 accel.B18:accel.B25 accel.A17:accel.A17 accel.A18:accel.A25 accel.C17:accel.C17 accel.C18:accel.C2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8270886968">
            <text:p>2.827</text:p>
          </table:table-cell>
          <table:table-cell office:value-type="float" office:value="1.7798532998">
            <text:p>1.780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.62795645916">
            <text:p>4.628</text:p>
          </table:table-cell>
          <table:table-cell office:value-type="float" office:value="4.3865062167">
            <text:p>4.387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.28504189193">
            <text:p>4.285</text:p>
          </table:table-cell>
          <table:table-cell office:value-type="float" office:value="3.06056131882">
            <text:p>3.061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.79760847305">
            <text:p>4.798</text:p>
          </table:table-cell>
          <table:table-cell office:value-type="float" office:value="3.39023834208">
            <text:p>3.390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.42084696638">
            <text:p>5.421</text:p>
          </table:table-cell>
          <table:table-cell office:value-type="float" office:value="5.38423940351">
            <text:p>5.384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.14336395595">
            <text:p>6.143</text:p>
          </table:table-cell>
          <table:table-cell office:value-type="float" office:value="4.39988710228">
            <text:p>4.400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.30396391288">
            <text:p>6.304</text:p>
          </table:table-cell>
          <table:table-cell office:value-type="float" office:value="4.32631820821">
            <text:p>4.326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.28598081178">
            <text:p>5.286</text:p>
          </table:table-cell>
          <table:table-cell office:value-type="float" office:value="5.18117715177">
            <text:p>5.181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.44427261851">
            <text:p>5.444</text:p>
          </table:table-cell>
          <table:table-cell office:value-type="float" office:value="4.28216150239">
            <text:p>4.282</text:p>
          </table:table-cell>
          <table:table-cell table:number-columns-repeated="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.99567992621">
            <text:p>4.996</text:p>
          </table:table-cell>
          <table:table-cell office:value-type="float" office:value="4.51561164514">
            <text:p>4.516</text:p>
          </table:table-cell>
          <table:table-cell table:number-columns-repeated="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.95732346725">
            <text:p>6.957</text:p>
          </table:table-cell>
          <table:table-cell office:value-type="float" office:value="4.19168101986">
            <text:p>4.192</text:p>
          </table:table-cell>
          <table:table-cell table:number-columns-repeated="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.99515745741">
            <text:p>4.995</text:p>
          </table:table-cell>
          <table:table-cell office:value-type="float" office:value="4.79449116701">
            <text:p>4.79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9" office:value-type="string">
            <text:p>motor</text:p>
          </table:table-cell>
          <table:table-cell table:style-name="ce5" office:value-type="string">
            <text:p>a_for</text:p>
          </table:table-cell>
          <table:table-cell table:style-name="ce5" office:value-type="string">
            <text:p>a_ang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.42084696638">
            <text:p>5.421</text:p>
          </table:table-cell>
          <table:table-cell office:value-type="float" office:value="5.38423940351">
            <text:p>5.384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.14336395595">
            <text:p>6.143</text:p>
          </table:table-cell>
          <table:table-cell office:value-type="float" office:value="4.39988710228">
            <text:p>4.400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.30396391288">
            <text:p>6.304</text:p>
          </table:table-cell>
          <table:table-cell office:value-type="float" office:value="4.32631820821">
            <text:p>4.326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.28598081178">
            <text:p>5.286</text:p>
          </table:table-cell>
          <table:table-cell office:value-type="float" office:value="5.18117715177">
            <text:p>5.181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.44427261851">
            <text:p>5.444</text:p>
          </table:table-cell>
          <table:table-cell office:value-type="float" office:value="4.28216150239">
            <text:p>4.282</text:p>
          </table:table-cell>
          <table:table-cell table:number-columns-repeated="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.99567992621">
            <text:p>4.996</text:p>
          </table:table-cell>
          <table:table-cell office:value-type="float" office:value="4.51561164514">
            <text:p>4.516</text:p>
          </table:table-cell>
          <table:table-cell table:number-columns-repeated="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.95732346725">
            <text:p>6.957</text:p>
          </table:table-cell>
          <table:table-cell office:value-type="float" office:value="4.19168101986">
            <text:p>4.192</text:p>
          </table:table-cell>
          <table:table-cell table:number-columns-repeated="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.99515745741">
            <text:p>4.995</text:p>
          </table:table-cell>
          <table:table-cell office:value-type="float" office:value="4.79449116701">
            <text:p>4.794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>
            <text:p>Avg:</text:p>
          </table:table-cell>
          <table:table-cell table:style-name="ce11" office:value-type="float" office:value="5.59379973216">
            <text:p>5.594</text:p>
          </table:table-cell>
          <table:table-cell table:style-name="ce11" office:value-type="float" office:value="4.49620061581">
            <text:p>4.496</text:p>
          </table:table-cell>
          <table:table-cell table:number-columns-repeated="8"/>
        </table:table-row>
        <table:table-row table:style-name="ro1" table:number-rows-repeated="65507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5">04/15/2009</text:date>, <text:time>17:5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4-15T17:51:51</dc:date>
    <meta:generator>OpenOffice.org/3.0$Unix OpenOffice.org_project/300m15$Build-9379</meta:generator>
    <meta:editing-duration>PT01H11M07S</meta:editing-duration>
    <meta:editing-cycles>8</meta:editing-cycles>
    <meta:document-statistic meta:table-count="2" meta:cell-count="135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862cm" svg:height="9.739cm" chart:class="chart:scatter" chart:style-name="ch1">
        <chart:legend chart:legend-position="end" svg:x="11.161cm" svg:y="4.321cm" chart:style-name="ch2"/>
        <chart:plot-area chart:style-name="ch3" table:cell-range-address="accel.A1:accel.C15" chart:data-source-has-labels="row" svg:x="0.257cm" svg:y="0.194cm" svg:width="10.648cm" svg:height="9.1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ccel.B2:accel.B15" chart:label-cell-address="accel.B1:accel.B1" chart:class="chart:scatter">
            <chart:domain table:cell-range-address="accel.A2:accel.A15"/>
            <chart:data-point chart:repeated="14"/>
          </chart:series>
          <chart:series chart:style-name="ch8" chart:values-cell-range-address="accel.C2:accel.C15" chart:label-cell-address="accel.C1:accel.C1" chart:class="chart:scatte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accel.B1:accel.B1">a_for</text:p>
              </table:table-cell>
              <table:table-cell office:value-type="string">
                <text:p text:id="accel.C1:accel.C1">a_a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accel.A2:accel.A15">0</text:p>
              </table:table-cell>
              <table:table-cell office:value-type="float" office:value="0.238140547436">
                <text:p text:id="accel.B2:accel.B15">0.238140547436</text:p>
              </table:table-cell>
              <table:table-cell office:value-type="float" office:value="0.33983802371">
                <text:p text:id="accel.C2:accel.C15">0.339838023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713379834726">
                <text:p>0.713379834726</text:p>
              </table:table-cell>
              <table:table-cell office:value-type="float" office:value="1.05494038702">
                <text:p>1.05494038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8270886968">
                <text:p>2.8270886968</text:p>
              </table:table-cell>
              <table:table-cell office:value-type="float" office:value="1.7798532998">
                <text:p>1.7798532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.62795645916">
                <text:p>4.62795645916</text:p>
              </table:table-cell>
              <table:table-cell office:value-type="float" office:value="4.3865062167">
                <text:p>4.3865062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.28504189193">
                <text:p>4.28504189193</text:p>
              </table:table-cell>
              <table:table-cell office:value-type="float" office:value="3.06056131882">
                <text:p>3.06056131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.79760847305">
                <text:p>4.79760847305</text:p>
              </table:table-cell>
              <table:table-cell office:value-type="float" office:value="3.39023834208">
                <text:p>3.39023834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.42084696638">
                <text:p>5.42084696638</text:p>
              </table:table-cell>
              <table:table-cell office:value-type="float" office:value="5.38423940351">
                <text:p>5.38423940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6.14336395595">
                <text:p>6.14336395595</text:p>
              </table:table-cell>
              <table:table-cell office:value-type="float" office:value="4.39988710228">
                <text:p>4.39988710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.30396391288">
                <text:p>6.30396391288</text:p>
              </table:table-cell>
              <table:table-cell office:value-type="float" office:value="4.32631820821">
                <text:p>4.32631820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5.28598081178">
                <text:p>5.28598081178</text:p>
              </table:table-cell>
              <table:table-cell office:value-type="float" office:value="5.18117715177">
                <text:p>5.181177151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5.44427261851">
                <text:p>5.44427261851</text:p>
              </table:table-cell>
              <table:table-cell office:value-type="float" office:value="4.28216150239">
                <text:p>4.28216150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4.99567992621">
                <text:p>4.99567992621</text:p>
              </table:table-cell>
              <table:table-cell office:value-type="float" office:value="4.51561164514">
                <text:p>4.51561164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6.95732346725">
                <text:p>6.95732346725</text:p>
              </table:table-cell>
              <table:table-cell office:value-type="float" office:value="4.19168101986">
                <text:p>4.19168101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">
                <text:p>127</text:p>
              </table:table-cell>
              <table:table-cell office:value-type="float" office:value="4.99515745741">
                <text:p>4.99515745741</text:p>
              </table:table-cell>
              <table:table-cell office:value-type="float" office:value="4.79449116701">
                <text:p>4.79449116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1">
      <number:number number:decimal-places="0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 chart:regression-type="linear"/>
    </style:style>
    <style:style style:name="ch4" style:family="chart" style:data-style-name="N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 chart:regression-type="linear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004586"/>
    </style:style>
    <style:style style:name="ch9" style:family="chart">
      <style:chart-properties chart:symbol-type="none" chart:regression-type="linear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svg:stroke-width="0cm"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297cm" svg:height="15.449cm" chart:class="chart:scatter" chart:style-name="ch1">
        <chart:legend chart:legend-position="end" svg:x="15.591cm" svg:y="6.722cm" chart:style-name="ch2"/>
        <chart:plot-area chart:style-name="ch3" table:cell-range-address="vel.A1:vel.C15" chart:data-source-has-labels="row" svg:x="0.405cm" svg:y="0.308cm" svg:width="14.782cm" svg:height="14.52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el.B2:vel.B15" chart:label-cell-address="vel.B1:vel.B1" chart:class="chart:scatter">
            <chart:domain table:cell-range-address="vel.A2:vel.A15"/>
            <chart:regression-curve chart:style-name="ch8">
              <chart:equation chart:display-r-square="true"/>
            </chart:regression-curve>
            <chart:data-point chart:repeated="14"/>
          </chart:series>
          <chart:series chart:style-name="ch9" chart:values-cell-range-address="vel.C2:vel.C15" chart:label-cell-address="vel.C1:vel.C1" chart:class="chart:scatter">
            <chart:regression-curve chart:style-name="ch10">
              <chart:equation chart:display-r-square="true"/>
            </chart:regression-curve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vel.B1:vel.B1">v_for</text:p>
              </table:table-cell>
              <table:table-cell office:value-type="string">
                <text:p text:id="vel.C1:vel.C1">v_a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vel.A2:vel.A15">0</text:p>
              </table:table-cell>
              <table:table-cell office:value-type="float" office:value="0.0201900526316">
                <text:p text:id="vel.B2:vel.B15">0.0201900526316</text:p>
              </table:table-cell>
              <table:table-cell office:value-type="float" office:value="0.0297411052632">
                <text:p text:id="vel.C2:vel.C15">0.02974110526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24568868421">
                <text:p>0.124568868421</text:p>
              </table:table-cell>
              <table:table-cell office:value-type="float" office:value="0.0993955526316">
                <text:p>0.0993955526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380718184211">
                <text:p>0.380718184211</text:p>
              </table:table-cell>
              <table:table-cell office:value-type="float" office:value="0.262308763158">
                <text:p>0.262308763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595857236842">
                <text:p>0.595857236842</text:p>
              </table:table-cell>
              <table:table-cell office:value-type="float" office:value="0.425410578947">
                <text:p>0.425410578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736474763158">
                <text:p>0.736474763158</text:p>
              </table:table-cell>
              <table:table-cell office:value-type="float" office:value="0.810120684211">
                <text:p>0.810120684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926562970588">
                <text:p>0.926562970588</text:p>
              </table:table-cell>
              <table:table-cell office:value-type="float" office:value="0.670004473684">
                <text:p>0.670004473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.11260889655">
                <text:p>1.11260889655</text:p>
              </table:table-cell>
              <table:table-cell office:value-type="float" office:value="0.878472783784">
                <text:p>0.878472783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.30670532">
                <text:p>1.30670532</text:p>
              </table:table-cell>
              <table:table-cell office:value-type="float" office:value="1.00844754839">
                <text:p>1.00844754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.49843718182">
                <text:p>1.49843718182</text:p>
              </table:table-cell>
              <table:table-cell office:value-type="float" office:value="1.15893271429">
                <text:p>1.158932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.66013835">
                <text:p>1.66013835</text:p>
              </table:table-cell>
              <table:table-cell office:value-type="float" office:value="1.2957112">
                <text:p>1.2957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.85691978947">
                <text:p>1.85691978947</text:p>
              </table:table-cell>
              <table:table-cell office:value-type="float" office:value="1.46745704348">
                <text:p>1.46745704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2.03203966667">
                <text:p>2.03203966667</text:p>
              </table:table-cell>
              <table:table-cell office:value-type="float" office:value="1.65430190476">
                <text:p>1.65430190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2.20362735294">
                <text:p>2.20362735294</text:p>
              </table:table-cell>
              <table:table-cell office:value-type="float" office:value="1.73786825">
                <text:p>1.73786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">
                <text:p>127</text:p>
              </table:table-cell>
              <table:table-cell office:value-type="float" office:value="2.3369138125">
                <text:p>2.3369138125</text:p>
              </table:table-cell>
              <table:table-cell office:value-type="float" office:value="1.91101515789">
                <text:p>1.91101515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 chart:regression-type="linear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004586"/>
    </style:style>
    <style:style style:name="ch9" style:family="chart">
      <style:chart-properties chart:symbol-type="none" chart:regression-type="linear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402cm" svg:height="9.524cm" chart:class="chart:scatter" chart:style-name="ch1">
        <chart:legend chart:legend-position="end" svg:x="8.592cm" svg:y="3.363cm" chart:style-name="ch2"/>
        <chart:plot-area chart:style-name="ch3" table:cell-range-address="accel.A17:accel.C25" chart:data-source-has-labels="row" svg:x="0.228cm" svg:y="0.19cm" svg:width="8.137cm" svg:height="8.95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ccel.B18:accel.B25" chart:label-cell-address="accel.B17:accel.B17" chart:class="chart:scatter">
            <chart:domain table:cell-range-address="accel.A18:accel.A25"/>
            <chart:regression-curve chart:style-name="ch8"/>
            <chart:data-point chart:repeated="8"/>
          </chart:series>
          <chart:series chart:style-name="ch9" chart:values-cell-range-address="accel.C18:accel.C25" chart:label-cell-address="accel.C17:accel.C17" chart:class="chart:scatter">
            <chart:regression-curve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accel.B17:accel.B17">a_for</text:p>
              </table:table-cell>
              <table:table-cell office:value-type="string">
                <text:p text:id="accel.C17:accel.C17">a_a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 text:id="accel.A18:accel.A25">60</text:p>
              </table:table-cell>
              <table:table-cell office:value-type="float" office:value="5.42084696638">
                <text:p text:id="accel.B18:accel.B25">5.42084696638</text:p>
              </table:table-cell>
              <table:table-cell office:value-type="float" office:value="5.38423940351">
                <text:p text:id="accel.C18:accel.C25">5.384239403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6.14336395595">
                <text:p>6.14336395595</text:p>
              </table:table-cell>
              <table:table-cell office:value-type="float" office:value="4.39988710228">
                <text:p>4.39988710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6.30396391288">
                <text:p>6.30396391288</text:p>
              </table:table-cell>
              <table:table-cell office:value-type="float" office:value="4.32631820821">
                <text:p>4.326318208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5.28598081178">
                <text:p>5.28598081178</text:p>
              </table:table-cell>
              <table:table-cell office:value-type="float" office:value="5.18117715177">
                <text:p>5.18117715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.44427261851">
                <text:p>5.44427261851</text:p>
              </table:table-cell>
              <table:table-cell office:value-type="float" office:value="4.28216150239">
                <text:p>4.28216150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4.99567992621">
                <text:p>4.99567992621</text:p>
              </table:table-cell>
              <table:table-cell office:value-type="float" office:value="4.51561164514">
                <text:p>4.51561164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6.95732346725">
                <text:p>6.95732346725</text:p>
              </table:table-cell>
              <table:table-cell office:value-type="float" office:value="4.19168101986">
                <text:p>4.19168101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">
                <text:p>127</text:p>
              </table:table-cell>
              <table:table-cell office:value-type="float" office:value="4.99515745741">
                <text:p>4.99515745741</text:p>
              </table:table-cell>
              <table:table-cell office:value-type="float" office:value="4.79449116701">
                <text:p>4.794491167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